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writing-mode="rl-tb">
        <style:tab-stops>
          <style:tab-stop style:position="4.5571in"/>
          <style:tab-stop style:position="5.2547in"/>
        </style:tab-stops>
      </style:paragraph-properties>
      <style:text-properties fo:font-size="12pt" officeooo:paragraph-rsid="0015beef" style:font-size-asian="12pt" style:font-size-complex="12pt"/>
    </style:style>
    <style:style style:name="P2" style:family="paragraph" style:parent-style-name="Standard">
      <style:paragraph-properties fo:text-align="center" style:justify-single-word="false" style:writing-mode="rl-tb">
        <style:tab-stops>
          <style:tab-stop style:position="4.5571in"/>
          <style:tab-stop style:position="5.2547in"/>
        </style:tab-stops>
      </style:paragraph-properties>
      <style:text-properties fo:font-size="12pt" fo:font-weight="bold" officeooo:paragraph-rsid="0015beef" style:font-size-asian="12pt" style:font-weight-asian="bold" style:font-size-complex="12pt" style:font-weight-complex="bold"/>
    </style:style>
    <style:style style:name="P3" style:family="paragraph" style:parent-style-name="Standard">
      <style:paragraph-properties fo:text-align="end" style:justify-single-word="false" style:writing-mode="rl-tb">
        <style:tab-stops>
          <style:tab-stop style:position="4.5571in"/>
          <style:tab-stop style:position="5.2547in"/>
        </style:tab-stops>
      </style:paragraph-properties>
      <style:text-properties fo:font-size="12pt" fo:font-weight="bold" officeooo:paragraph-rsid="0015beef" style:font-size-asian="12pt" style:font-weight-asian="bold" style:font-size-complex="12pt" style:font-weight-complex="bold"/>
    </style:style>
    <style:style style:name="P4" style:family="paragraph" style:parent-style-name="Standard">
      <style:paragraph-properties fo:margin-top="0.0398in" fo:margin-bottom="0.0398in" style:contextual-spacing="false" fo:text-align="end" style:justify-single-word="false" style:writing-mode="rl-tb">
        <style:tab-stops>
          <style:tab-stop style:position="4.5571in"/>
          <style:tab-stop style:position="5.2547in"/>
        </style:tab-stops>
      </style:paragraph-properties>
      <style:text-properties fo:font-size="12pt" fo:font-weight="bold" officeooo:paragraph-rsid="0015beef" style:font-size-asian="12pt" style:font-weight-asian="bold" style:font-size-complex="12pt" style:font-weight-complex="bold"/>
    </style:style>
    <style:style style:name="P5" style:family="paragraph" style:parent-style-name="Standard">
      <style:paragraph-properties fo:margin-top="0.0398in" fo:margin-bottom="0.0398in" style:contextual-spacing="false" fo:text-align="end" style:justify-single-word="false" style:writing-mode="rl-tb">
        <style:tab-stops>
          <style:tab-stop style:position="4.5571in"/>
          <style:tab-stop style:position="5.2547in"/>
        </style:tab-stops>
      </style:paragraph-properties>
      <style:text-properties fo:font-size="12pt" officeooo:paragraph-rsid="0015beef" style:font-size-asian="12pt" style:font-size-complex="12pt"/>
    </style:style>
    <style:style style:name="P6" style:family="paragraph" style:parent-style-name="Standard">
      <style:paragraph-properties fo:margin-top="0.0398in" fo:margin-bottom="0.0398in" style:contextual-spacing="false" fo:line-height="115%" fo:text-align="end" style:justify-single-word="false" style:writing-mode="rl-tb">
        <style:tab-stops>
          <style:tab-stop style:position="4.5571in"/>
          <style:tab-stop style:position="5.2547in"/>
        </style:tab-stops>
      </style:paragraph-properties>
      <style:text-properties fo:font-size="12pt" fo:font-weight="normal" officeooo:paragraph-rsid="001cfdfc" style:font-size-asian="12pt" style:font-weight-asian="normal" style:font-size-complex="12pt" style:font-weight-complex="normal"/>
    </style:style>
    <style:style style:name="P7" style:family="paragraph" style:parent-style-name="Standard">
      <style:paragraph-properties fo:text-align="end" style:justify-single-word="false" style:writing-mode="rl-tb">
        <style:tab-stops>
          <style:tab-stop style:position="4.5571in"/>
          <style:tab-stop style:position="5.2547in"/>
        </style:tab-stops>
      </style:paragraph-properties>
      <style:text-properties fo:font-size="12pt" fo:font-weight="normal" officeooo:paragraph-rsid="0015beef" style:font-size-asian="12pt" style:font-weight-asian="normal" style:font-size-complex="12pt" style:font-weight-complex="normal"/>
    </style:style>
    <style:style style:name="P8" style:family="paragraph" style:parent-style-name="Standard">
      <style:paragraph-properties fo:line-height="115%" fo:text-align="end" style:justify-single-word="false" style:writing-mode="rl-tb">
        <style:tab-stops>
          <style:tab-stop style:position="4.5571in"/>
          <style:tab-stop style:position="5.2547in"/>
        </style:tab-stops>
      </style:paragraph-properties>
      <style:text-properties fo:font-size="12pt" fo:font-weight="normal" officeooo:paragraph-rsid="0015beef" style:font-size-asian="12pt" style:font-weight-asian="normal" style:font-size-complex="12pt" style:font-weight-complex="normal"/>
    </style:style>
    <style:style style:name="P9" style:family="paragraph" style:parent-style-name="Standard">
      <style:paragraph-properties fo:margin-top="0.0398in" fo:margin-bottom="0.0398in" style:contextual-spacing="false" fo:line-height="115%" fo:text-align="end" style:justify-single-word="false" style:writing-mode="rl-tb">
        <style:tab-stops>
          <style:tab-stop style:position="4.5571in"/>
          <style:tab-stop style:position="5.2547in"/>
        </style:tab-stops>
      </style:paragraph-properties>
      <style:text-properties fo:font-size="12pt" fo:font-weight="normal" officeooo:paragraph-rsid="0015beef" style:font-size-asian="12pt" style:font-weight-asian="normal" style:font-size-complex="12pt" style:font-weight-complex="normal"/>
    </style:style>
    <style:style style:name="P10" style:family="paragraph" style:parent-style-name="Standard">
      <style:paragraph-properties fo:margin-top="0.0398in" fo:margin-bottom="0.0398in" style:contextual-spacing="false" fo:text-align="end" style:justify-single-word="false" style:writing-mode="rl-tb">
        <style:tab-stops>
          <style:tab-stop style:position="4.5571in"/>
          <style:tab-stop style:position="5.2547in"/>
        </style:tab-stops>
      </style:paragraph-properties>
      <style:text-properties fo:font-size="12pt" fo:font-weight="normal" officeooo:paragraph-rsid="0015beef" style:font-size-asian="12pt" style:font-weight-asian="normal" style:font-size-complex="12pt" style:font-weight-complex="normal"/>
    </style:style>
    <style:style style:name="P11" style:family="paragraph" style:parent-style-name="Standard">
      <style:paragraph-properties fo:text-align="end" style:justify-single-word="false" style:writing-mode="rl-tb">
        <style:tab-stops>
          <style:tab-stop style:position="4.5571in"/>
          <style:tab-stop style:position="5.2547in"/>
        </style:tab-stops>
      </style:paragraph-properties>
      <style:text-properties fo:font-size="12pt" officeooo:paragraph-rsid="0015beef" style:font-size-asian="12pt" style:font-size-complex="12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p>
      <text:p text:style-name="P2" loext:marker-style-name="T1">السلام عليكم ورحمة الله وبركاته</text:p>
      <text:p text:style-name="P2" loext:marker-style-name="T1"/>
      <text:p text:style-name="P3" loext:marker-style-name="T1"/>
      <text:p text:style-name="P4" loext:marker-style-name="T1">السادة أعضاء لجنة المنحة التركية المحترمين،</text:p>
      <text:p text:style-name="P4" loext:marker-style-name="T1">تحية طيبة وبعد،</text:p>
      <text:p text:style-name="P5" loext:marker-style-name="T1"/>
      <text:p text:style-name="P6" loext:marker-style-name="T1">اسمي <text:span text:style-name="T3">نور أبو معيلق</text:span>، وأتقدم إليكم بطلبي هذا بكل شغف وأمل للحصول على فرصة لدراسة <text:span text:style-name="T3">التصميم الداخلي</text:span> في تركيا. منذ صغري، كنت أجد نفسي شديدة الانجذاب للألوان، الأشكال، وتناغم المساحات، وكنت دائمًا أراقب تفاصيل التصميم من حولي، سواء في المنازل أو الأماكن العامة، متسائلة كيف يمكن تحويل أي مساحة إلى بيئة مريحة وعملية في نفس الوقت.</text:p>
      <text:p text:style-name="P7" loext:marker-style-name="T1"/>
      <text:p text:style-name="P7" loext:marker-style-name="T1"/>
      <text:p text:style-name="P8" loext:marker-style-name="T1">مع مرور السنوات، أصبح هذا الاهتمام شغفًا حقيقيًا، فبدأت في تنمية معرفتي بمتابعة تصاميم معمارية مختلفة، والقراءة حول أسس التصميم الداخلي، وممارسة بعض التجارب البسيطة في ترتيب وتنظيم المساحات داخل منزلي. هذه التجارب أكدت لي أن التصميم الداخلي ليس مجرد مهنة، بل هو فن يمكنه تحسين حياة الناس وجعل بيئتهم أكثر راحة وجمالًا.</text:p>
      <text:p text:style-name="P8" loext:marker-style-name="T1"/>
      <text:p text:style-name="P7" loext:marker-style-name="T1"/>
      <text:p text:style-name="P8" loext:marker-style-name="T1">اخترت تركيا كوجهة دراسية لما تتميز به من تنوع ثقافي ومعماري فريد، حيث تجمع بين الحداثة والتاريخ بطريقة ملهمة، مما يجعلها المكان الأمثل لدراسة التصميم الداخلي. كما أن الجامعات التركية معروفة بجودتها الأكاديمية العالية، ودمجها بين الدراسة النظرية والتطبيق العملي، مما يمنح الطلاب فرصة حقيقية لصقل مهاراتهم وتوسيع آفاقهم الإبداعية.</text:p>
      <text:p text:style-name="P7" loext:marker-style-name="T1"/>
      <text:p text:style-name="P9" loext:marker-style-name="T1">أحلم بأن أكون جزءًا من هذا المجال الإبداعي، وأن أطور مهاراتي لأتمكن في المستقبل من تصميم مساحات تسهم في تحسين جودة حياة الناس. كما أتطلع إلى نقل ما سأتعلمه إلى مجتمعي، والمساهمة في نشر مفاهيم التصميم الحديث الذي يجمع بين الجمال والوظيفة.</text:p>
      <text:p text:style-name="P10" loext:marker-style-name="T1"/>
      <text:p text:style-name="P9" loext:marker-style-name="T1">أؤمن بأن هذه المنحة ستكون الخطوة الأولى نحو تحقيق حلمي، وأنا على استعداد لبذل كل جهدي للاستفادة من هذه الفرصة وتقديم أفضل ما لدي. أشكركم على وقتكم واهتمامكم، وآمل أن أكون ضمن المقبولين في هذه المنحة المرموقة.</text:p>
      <text:p text:style-name="P11" loext:marker-style-name="T1"/>
      <text:p text:style-name="P3" loext:marker-style-name="T1"/>
      <text:p text:style-name="P3" loext:marker-style-name="T1"/>
      <text:p text:style-name="P4" loext:marker-style-name="T1">وتفضلوا بقبول فائق الاحترام والتقدير،</text:p>
      <text:p text:style-name="P3" loext:marker-style-name="T1">نور أبو معيلق</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6T11:46:00.498000000</meta:creation-date>
    <dc:date>2025-02-06T11:53:04.858000000</dc:date>
    <meta:editing-duration>PT6M56S</meta:editing-duration>
    <meta:editing-cycles>18</meta:editing-cycles>
    <meta:generator>LibreOffice/24.8.4.2$Windows_X86_64 LibreOffice_project/bb3cfa12c7b1bf994ecc5649a80400d06cd71002</meta:generator>
    <meta:document-statistic meta:table-count="0" meta:image-count="0" meta:object-count="0" meta:page-count="1" meta:paragraph-count="10" meta:word-count="260" meta:character-count="1547" meta:non-whitespace-character-count="1297"/>
  </office:meta>
</office:document-meta>
</file>